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text" style:name="a758636">
      <style:text-properties fo:font-weight="bold" style:font-weight-asian="bold" style:font-weight-complex="bold"/>
    </style:style>
    <style:style style:family="text" style:name="aea4436">
      <style:text-properties fo:font-weight="normal" style:font-weight-asian="normal" style:font-weight-complex="normal"/>
    </style:style>
    <style:style style:family="paragraph" style:name="a80fbab" style:parent-style-name="Default_20_Text"/>
    <style:style style:family="text" style:name="a02860d">
      <style:text-properties fo:font-weight="bold" style:font-weight-asian="bold" style:font-weight-complex="bold"/>
    </style:style>
    <style:style style:family="text" style:name="a0d8b09">
      <style:text-properties fo:font-weight="bold" style:font-weight-asian="bold" style:font-weight-complex="bold"/>
    </style:style>
    <style:style style:family="text" style:name="a1c41a5">
      <style:text-properties fo:font-weight="bold" style:font-weight-asian="bold" style:font-weight-complex="bold"/>
    </style:style>
    <style:style style:family="text" style:name="a1390a7">
      <style:text-properties fo:font-style="italic" fo:font-weight="bold" style:font-style-asian="italic" style:font-style-complex="italic" style:font-weight-asian="bold" style:font-weight-complex="bold"/>
    </style:style>
    <style:style style:family="text" style:name="a2fe442">
      <style:text-properties fo:font-style="italic" style:font-style-asian="italic" style:font-style-complex="italic"/>
    </style:style>
    <style:style style:family="text" style:name="a7b2ea9">
      <style:text-properties fo:font-style="italic" fo:font-weight="bold" style:font-style-asian="italic" style:font-style-complex="italic" style:font-weight-asian="bold" style:font-weight-complex="bold"/>
    </style:style>
    <style:style style:family="text" style:name="a71e447">
      <style:text-properties fo:font-weight="bold" style:font-weight-asian="bold" style:font-weight-complex="bold"/>
    </style:style>
    <style:style style:family="text" style:name="a52f224">
      <style:text-properties fo:font-style="italic" fo:font-weight="bold" style:font-style-asian="italic" style:font-style-complex="italic" style:font-weight-asian="bold" style:font-weight-complex="bold"/>
    </style:style>
    <style:style style:family="text" style:name="af609fa">
      <style:text-properties fo:font-size="15.0pt" fo:font-style="italic" fo:font-weight="normal" style:font-name="Bell MT" style:font-style-asian="italic" style:font-style-complex="italic"/>
    </style:style>
    <style:style style:family="text" style:name="a20717b">
      <style:text-properties fo:font-size="15.0pt" fo:font-style="italic" fo:font-weight="normal" style:font-name="Bell MT"/>
    </style:style>
    <style:style style:family="text" style:name="afa7d40">
      <style:text-properties fo:font-style="italic" fo:font-weight="normal" style:font-name="Bell MT"/>
    </style:style>
    <style:style style:family="text" style:name="a6b2c9b">
      <style:text-properties fo:font-weight="bold" style:font-weight-asian="bold" style:font-weight-complex="bold"/>
    </style:style>
    <style:style style:family="text" style:name="a1795eb">
      <style:text-properties fo:font-style="italic" fo:font-weight="bold" style:font-style-asian="italic" style:font-style-complex="italic" style:font-weight-asian="bold" style:font-weight-complex="bold"/>
    </style:style>
    <style:style style:family="text" style:name="a2ba99b">
      <style:text-properties fo:font-size="20.0pt" fo:font-style="italic" fo:font-weight="bold" style:font-style-asian="italic" style:font-style-complex="italic" style:font-weight-asian="bold" style:font-weight-complex="bold"/>
    </style:style>
    <style:style style:family="text" style:name="aa4ad53">
      <style:text-properties fo:font-size="20.0pt" fo:font-weight="bold" style:font-weight-asian="bold" style:font-weight-complex="bold"/>
    </style:style>
    <style:style style:family="text" style:name="ad4eb47">
      <style:text-properties fo:font-size="20.0pt"/>
    </style:style>
    <style:style style:family="text" style:name="acb4931">
      <style:text-properties fo:background-color="transparent" style:text-underline-style="solid"/>
    </style:style>
    <style:style style:family="paragraph" style:name="a30dfc4" style:parent-style-name="Default_20_Text">
      <style:text-properties/>
    </style:style>
    <style:style style:family="text" style:name="a4d04a7">
      <style:text-properties fo:font-size="18.0pt" fo:font-style="normal" style:font-name="Calibri"/>
    </style:style>
    <style:style style:family="text" style:name="aeeb696">
      <style:text-properties fo:font-weight="bold" style:font-weight-asian="bold" style:font-weight-complex="bold"/>
    </style:style>
    <style:style style:family="text" style:name="ac98661">
      <style:text-properties fo:font-size="13.0pt" fo:font-style="normal" style:font-name="Times New Roman1"/>
    </style:style>
    <style:style style:family="text" style:name="a4459ff">
      <style:text-properties fo:background-color="transparent" fo:font-style="italic" style:font-name="Century"/>
    </style:style>
    <style:style style:family="paragraph" style:name="a0d100c" style:parent-style-name="Default_20_Text">
      <style:text-properties/>
    </style:style>
    <style:style style:family="paragraph" style:name="af3e99a" style:parent-style-name="Default_20_Text">
      <style:text-properties fo:background-color="transparent" fo:font-style="italic" style:font-name="Century"/>
    </style:style>
    <style:style style:family="text" style:name="af91cd3">
      <style:text-properties fo:background-color="transparent" fo:font-weight="bold" style:font-weight-asian="bold" style:font-weight-complex="bold" style:text-underline-style="solid"/>
    </style:style>
    <style:style style:family="text" style:name="a28571f">
      <style:text-properties fo:background-color="transparent" style:text-underline-style="solid"/>
    </style:style>
    <style:style style:family="text" style:name="a5525ad">
      <style:text-properties fo:background-color="transparent" fo:font-style="italic" style:font-style-asian="italic" style:font-style-complex="italic" style:text-underline-style="solid"/>
    </style:style>
    <style:style style:family="text" style:name="a49b799">
      <style:text-properties fo:background-color="transparent" style:text-underline-style="solid"/>
    </style:style>
    <style:style style:family="text" style:name="a79fb03">
      <style:text-properties fo:background-color="transparent" fo:font-size="8.0pt" style:font-name="Times New Roman1" style:text-underline-style="solid"/>
    </style:style>
    <style:style style:family="text" style:name="af4ae05">
      <style:text-properties fo:background-color="transparent" fo:font-style="italic" style:font-name="Century"/>
    </style:style>
    <style:style style:family="text" style:name="a27ec00">
      <style:text-properties fo:font-weight="normal" style:font-weight-asian="normal" style:font-weight-complex="normal"/>
    </style:style>
    <style:style style:family="text" style:name="a216ed3">
      <style:text-properties fo:font-weight="bold" style:font-weight-asian="bold" style:font-weight-complex="bold"/>
    </style:style>
    <style:style style:family="text" style:name="ab0b0e4">
      <style:text-properties fo:font-size="18.0pt" fo:font-style="italic" style:font-size-asian="18.0pt" style:font-style-asian="italic" style:font-style-complex="italic"/>
    </style:style>
    <style:style style:family="text" style:name="aad5e07">
      <style:text-properties fo:color="#0000ff" fo:font-size="18.0pt" fo:font-style="italic" style:font-size-asian="18.0pt" style:font-style-asian="italic" style:font-style-complex="italic"/>
    </style:style>
    <style:style style:family="text" style:name="a855c26">
      <style:text-properties fo:color="#0000ff" fo:font-size="18.0pt" fo:font-weight="bold" style:font-size-asian="18.0pt" style:font-weight-asian="bold" style:font-weight-complex="bold"/>
    </style:style>
    <style:style style:family="text" style:name="ac2de6d">
      <style:text-properties fo:font-size="18.0pt" fo:font-weight="bold" style:font-size-asian="18.0pt" style:font-weight-asian="bold" style:font-weight-complex="bold"/>
    </style:style>
    <style:style style:family="text" style:name="a4e1254">
      <style:text-properties fo:font-size="18.0pt" style:font-size-asian="18.0pt"/>
    </style:style>
    <style:style style:family="text" style:name="a467a4f">
      <style:text-properties fo:font-weight="bold" style:font-weight-asian="bold" style:font-weight-complex="bold"/>
    </style:style>
    <style:style style:family="paragraph" style:name="ac380f9" style:parent-style-name="Default_20_Text">
      <style:text-properties fo:background-color="transparent" fo:font-size="16.0pt" fo:font-style="italic" fo:font-weight="bold" style:font-name="Times New Roman" style:font-style-asian="italic" style:font-style-complex="italic" style:font-weight-asian="bold" style:font-weight-complex="bold"/>
    </style:style>
    <style:style style:family="paragraph" style:name="a837cad" style:parent-style-name="Default_20_Text">
      <style:text-properties fo:background-color="transparent" fo:font-size="16.0pt" fo:font-style="italic" fo:font-weight="bold" style:font-name="Times New Roman" style:font-style-asian="italic" style:font-style-complex="italic"/>
    </style:style>
    <style:style style:family="text" style:name="a509830">
      <style:text-properties fo:background-color="transparent" fo:font-size="13.0pt" fo:font-style="normal" style:font-name="Times New Roman1"/>
    </style:style>
    <style:style style:family="text" style:name="addb95d">
      <style:text-properties fo:background-color="transparent" fo:font-size="20.0pt" style:text-underline-style="solid"/>
    </style:style>
    <style:style style:family="text" style:name="af4db79">
      <style:text-properties fo:background-color="transparent" fo:font-size="20.0pt" fo:font-weight="bold" style:font-weight-asian="bold" style:font-weight-complex="bold" style:text-underline-style="solid"/>
    </style:style>
    <style:style style:family="text" style:name="abc654e">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a405fe">
      <style:text-properties fo:background-color="transparent" fo:font-style="italic" fo:font-weight="bold" style:font-style-asian="italic" style:font-style-complex="italic" style:font-weight-asian="bold" style:font-weight-complex="bold" style:text-underline-style="solid"/>
    </style:style>
    <style:style style:family="text" style:name="ae2089d">
      <style:text-properties fo:background-color="transparent" fo:font-weight="bold" style:font-weight-asian="bold" style:font-weight-complex="bold" style:text-underline-style="solid"/>
    </style:style>
    <style:style style:family="text" style:name="a2f7854">
      <style:text-properties fo:font-weight="bold" style:font-weight-asian="bold" style:font-weight-complex="bold"/>
    </style:style>
  </office:automatic-styles>
  <office:body>
    <office:text>
      <text:p text:style-name="a837cad">Featured Text</text:p>
      <text:p text:style-name="ac380f9"/>
      <text:p text:style-name="Default_20_Text"><text:span text:style-name="a467a4f">Task1.</text:span><text:span text:style-name="a4e1254">ch</text:span><text:span text:style-name="ac2de6d">a</text:span><text:span text:style-name="a855c26">n</text:span><text:span text:style-name="aad5e07">g</text:span><text:span text:style-name="ab0b0e4">e</text:span><text:s/>“bold” to bold font.</text:p>
      <text:p text:style-name="Default_20_Text"/>
      <text:p text:style-name="Default_20_Text"><text:span text:style-name="a216ed3">Task2.</text:span><text:span text:style-name="a27ec00">d</text:span>elete<text:s/><text:span text:style-name="af4ae05">next</text:span><text:s/>paragraph</text:p>
      <text:p text:style-name="Default_20_Text"><text:span text:style-name="a79fb03">Hello [delete]</text:span><text:span text:style-name="a49b799">, I<text:s/></text:span><text:span text:style-name="a5525ad">will</text:span><text:span text:style-name="a28571f"><text:s/>be<text:s/></text:span><text:span text:style-name="af91cd3">delete</text:span></text:p>
      <text:p text:style-name="af3e99a">indeed<text:s/><text:s text:c="2"/>delete</text:p>
      <text:p text:style-name="a0d100c"><text:span text:style-name="a509830">diff</text:span><text:span text:style-name="ac98661">erent span in one single word</text:span><text:s/><text:span text:style-name="aeeb696">de</text:span><text:span text:style-name="a4d04a7">le</text:span>te indeed</text:p>
      <text:p text:style-name="a30dfc4"><text:span text:style-name="acb4931">He</text:span><text:span text:style-name="addb95d">llo</text:span><text:span text:style-name="af4db79"><text:s/></text:span><text:span text:style-name="abc654e">de</text:span><text:span text:style-name="aa405fe">le</text:span><text:span text:style-name="ae2089d">te</text:span><text:span text:style-name="a6b2c9b"> th</text:span>is w<text:span text:style-name="afa7d40">ord<text:s/></text:span><text:span text:style-name="a20717b">d</text:span><text:span text:style-name="af609fa">e</text:span><text:span text:style-name="a52f224">le</text:span><text:span text:style-name="a71e447">te true</text:span><text:span text:style-name="a7b2ea9"><text:s/></text:span><text:span text:style-name="a2fe442">de</text:span><text:span text:style-name="a1390a7">l</text:span><text:span text:style-name="a1c41a5">et</text:span>e<text:s/><text:s/>indeed</text:p>
      <text:p text:style-name="Default_20_Text"><text:span text:style-name="a0d8b09">Task3.</text:span>turn “red” to red.</text:p>
      <text:p text:style-name="Default_20_Text"/>
      <text:p text:style-name="Default_20_Text"><text:span text:style-name="a02860d">Task4</text:span>.Delete the repeated item in the following set</text:p>
      <text:p text:style-name="Default_20_Text">{1,2,1,3,4,2,4,5,2,6,8,7,3,9,0}</text:p>
      <text:p text:style-name="Default_20_Text"/>
      <text:p text:style-name="a80fbab"><text:span text:style-name="a2f7854">Ta</text:span><text:span text:style-name="a758636">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text:s/><text:s text:c="2"/>&lt;%WORLD%&gt;</text:p>
      <text:p text:style-name="Default_20_Text"/>
      <text:p text:style-name="Default_20_Tex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Arial" style:font-name-asian="Arial1" style:font-name-complex="Tahoma" style:font-size-asian="12.0pt" style:use-window-font-color="true"/>
    </style:default-style>
    <style:style style:display-name="Default Text" style:family="paragraph" style:name="Default_20_Text" style:parent-style-name="default_paragraph_style"/>
    <style:style style:family="paragraph" style:name="Standard" style:parent-style-name="default_paragraph_style"/>
    <style:style style:display-name="Text Body Single" style:family="paragraph" style:name="Text_20_Body_20_Single" style:parent-style-name="Default_20_Text">
      <style:paragraph-properties fo:margin-bottom="2.12mm" fo:margin-top="0.0mm"/>
    </style:style>
    <style:style style:family="paragraph" style:name="List" style:parent-style-name="Text_20_Body_20_Single">
      <style:text-properties style:font-name-complex="Tahoma1"/>
    </style:style>
    <style:style style:family="paragraph" style:name="Index" style:parent-style-name="Default_20_Text">
      <style:text-properties style:font-name-complex="Tahoma1"/>
    </style:style>
    <style:style style:display-name="Text body" style:family="paragraph" style:name="Text_20_body" style:parent-style-name="Standard">
      <style:paragraph-properties fo:margin-bottom="2.12mm" fo:margin-top="0.0mm"/>
    </style:style>
    <style:style style:family="paragraph" style:name="Caption" style:parent-style-name="Default_20_Text">
      <style:paragraph-properties fo:margin-bottom="2.12mm" fo:margin-top="2.12mm"/>
      <style:text-properties fo:font-size="10.0pt" fo:font-style="italic" style:font-name-complex="Tahoma1" style:font-size-asian="10.0pt" style:font-style-asian="italic" style:font-style-complex="italic"/>
    </style:style>
    <style:default-style style:family="graphic">
      <style:text-properties fo:country="US" fo:font-size="12.0pt" fo:language="en"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43</dc:date>
    <meta:editing-cycles>2</meta:editing-cycles>
    <meta:editing-duration>PT0.006S</meta:editing-duration>
  </office:meta>
</office:document-meta>
</file>